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0a57e6" officeooo:paragraph-rsid="000a57e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fo:font-weight="normal" officeooo:rsid="000a57e6" officeooo:paragraph-rsid="000a57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a6fe7" officeooo:paragraph-rsid="000a57e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fo:font-weight="normal" officeooo:rsid="000a57e6" officeooo:paragraph-rsid="000a6fe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a6fe7" officeooo:paragraph-rsid="000a6fe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2pt" fo:font-weight="normal" officeooo:rsid="000a6fe7" officeooo:paragraph-rsid="000a6fe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Noto Sans" fo:font-size="16pt" fo:font-weight="bold" officeooo:rsid="000a6fe7" officeooo:paragraph-rsid="000a6fe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2pt" fo:font-weight="normal" officeooo:rsid="000c1077" officeooo:paragraph-rsid="000c107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2pt" fo:font-weight="normal" officeooo:rsid="000c1e6b" officeooo:paragraph-rsid="000c1e6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2pt" fo:font-weight="normal" officeooo:rsid="000dd3c5" officeooo:paragraph-rsid="000dd3c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ans" fo:font-size="12pt" fo:font-weight="normal" officeooo:rsid="000fce7a" officeooo:paragraph-rsid="000fce7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2pt" fo:font-weight="normal" officeooo:rsid="00106bee" officeooo:paragraph-rsid="00106be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Noto Sans" fo:font-size="16pt" fo:font-weight="bold" officeooo:rsid="00106bee" officeooo:paragraph-rsid="00106be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" fo:font-size="12pt" fo:font-weight="normal" officeooo:rsid="0012569f" officeooo:paragraph-rsid="0012569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Noto Sans" fo:font-size="16pt" fo:font-weight="bold" officeooo:rsid="0012569f" officeooo:paragraph-rsid="0012569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imbus Mono PS" fo:font-size="12pt" fo:font-weight="normal" officeooo:rsid="0012569f" officeooo:paragraph-rsid="0012569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oto Sans" fo:font-size="18pt" fo:font-weight="bold" officeooo:rsid="0012d87e" officeooo:paragraph-rsid="0012d87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" fo:font-size="14pt" fo:font-weight="normal" officeooo:rsid="0012d87e" officeooo:paragraph-rsid="0012d87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 Mono PS" fo:font-size="14pt" fo:font-weight="normal" officeooo:rsid="0012d87e" officeooo:paragraph-rsid="0012d87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Mono PS" fo:font-size="14pt" fo:font-weight="normal" officeooo:rsid="0013560c" officeooo:paragraph-rsid="0012d87e" style:font-weight-asian="normal" style:font-weight-complex="normal"/>
    </style:style>
    <style:style style:name="T1" style:family="text">
      <style:text-properties style:font-name="Nimbus Mono PS" officeooo:rsid="000a6fe7"/>
    </style:style>
    <style:style style:name="T2" style:family="text">
      <style:text-properties officeooo:rsid="000a6fe7"/>
    </style:style>
    <style:style style:name="T3" style:family="text">
      <style:text-properties officeooo:rsid="000c1077"/>
    </style:style>
    <style:style style:name="T4" style:family="text">
      <style:text-properties officeooo:rsid="000dd3c5"/>
    </style:style>
    <style:style style:name="T5" style:family="text">
      <style:text-properties officeooo:rsid="000fce7a"/>
    </style:style>
    <style:style style:name="T6" style:family="text">
      <style:text-properties officeooo:rsid="00106bee"/>
    </style:style>
    <style:style style:name="T7" style:family="text">
      <style:text-properties style:font-name="Nimbus Mono PS"/>
    </style:style>
    <style:style style:name="T8" style:family="text">
      <style:text-properties officeooo:rsid="0012d87e"/>
    </style:style>
    <style:style style:name="T9" style:family="text">
      <style:text-properties officeooo:rsid="0013560c"/>
    </style:style>
    <style:style style:name="T10" style:family="text">
      <style:text-properties style:font-name="Nimbus Mono PS" officeooo:rsid="00135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>Mark as true or false</text:p>
      <text:p text:style-name="P2"/>
      <text:p text:style-name="P2">1. All keywords are in lowercase</text:p>
      <text:p text:style-name="P2"/>
      <text:p text:style-name="P2"><text:tab/><text:span text:style-name="T1">False</text:span></text:p>
      <text:p text:style-name="P2"/>
      <text:p text:style-name="P2"/>
      <text:p text:style-name="P2">2. All the keywords except True and False and None are in lowercase…</text:p>
      <text:p text:style-name="P2"><text:tab/><text:span text:style-name="T1">True</text:span></text:p>
      <text:p text:style-name="P2"/>
      <text:p text:style-name="P2">3. The output of print(str) if str == “Hello World” …</text:p>
      <text:p text:style-name="P2"><text:tab/><text:span text:style-name="T1">True</text:span></text:p>
      <text:p text:style-name="P2"/>
      <text:p text:style-name="P2">4. Python is a dynamically typed language</text:p>
      <text:p text:style-name="P2"><text:tab/><text:span text:style-name="T1">True</text:span></text:p>
      <text:p text:style-name="P2"/>
      <text:p text:style-name="P2">5. in the next example. X is assigned a value that represent 10 …. Python can’t handle large numbers</text:p>
      <text:p text:style-name="P2"/>
      <text:p text:style-name="P2"><text:tab/><text:span text:style-name="T1">False, it does</text:span></text:p>
      <text:p text:style-name="P3"/>
      <text:p text:style-name="P2">6. A string is immutable in Python ….</text:p>
      <text:p text:style-name="P2"><text:tab/><text:span text:style-name="T1">False</text:span></text:p>
      <text:p text:style-name="P2"/>
      <text:p text:style-name="P2">7. In Python 3, whatever you put inside the input() it retruns a string</text:p>
      <text:p text:style-name="P2"><text:tab/><text:span text:style-name="T1">True</text:span></text:p>
      <text:p text:style-name="P2"/>
      <text:p text:style-name="P2">8. In Python 3, the integer ranges from 2.146….</text:p>
      <text:p text:style-name="P2"><text:tab/><text:span text:style-name="T1">True</text:span></text:p>
      <text:p text:style-name="P2"/>
      <text:p text:style-name="P2">9. You can use the eval to evaluate and convert the passed value to a numeric value</text:p>
      <text:p text:style-name="P2"><text:tab/><text:span text:style-name="T1">False, it runs code</text:span></text:p>
      <text:p text:style-name="P2"><text:tab/></text:p>
      <text:p text:style-name="P2">10. The split method splits a string into a list of substrings…</text:p>
      <text:p text:style-name="P2"><text:tab/><text:span text:style-name="T1">True</text:span></text:p>
      <text:p text:style-name="P2"/>
      <text:p text:style-name="P4">11. The code output prediction is “<text:span text:style-name="T2">Hello Alice</text:span>”</text:p>
      <text:p text:style-name="P4"><text:tab/><text:span text:style-name="T1">False, no ‘,’ or ‘+’</text:span></text:p>
      <text:p text:style-name="P4"/>
      <text:p text:style-name="P4"><text:soft-page-break/><text:span text:style-name="T2">12. The output of the next two Python code snapshots is the same</text:span></text:p>
      <text:p text:style-name="P4"><text:tab/><text:span text:style-name="T1">True</text:span></text:p>
      <text:p text:style-name="P4"/>
      <text:p text:style-name="P4"><text:span text:style-name="T2">13. The format method in Python is used to convert data typer to a string</text:span></text:p>
      <text:p text:style-name="P4"/>
      <text:p text:style-name="P4"><text:s text:c="2"/><text:tab/><text:span text:style-name="T1">True</text:span></text:p>
      <text:p text:style-name="P5"/>
      <text:p text:style-name="P6"/>
      <text:p text:style-name="P7">Q2</text:p>
      <text:p text:style-name="P7">Chooce the correct answer</text:p>
      <text:p text:style-name="P7"/>
      <text:p text:style-name="P6"/>
      <text:p text:style-name="P6">1. All the keywords except … are in <text:s/>lower case</text:p>
      <text:p text:style-name="P6"/>
      <text:p text:style-name="P6"><text:tab/>D</text:p>
      <text:p text:style-name="P6"/>
      <text:p text:style-name="P6">2. Identifier are the name given to</text:p>
      <text:p text:style-name="P6"><text:tab/></text:p>
      <text:p text:style-name="P6"><text:tab/>A</text:p>
      <text:p text:style-name="P6"/>
      <text:p text:style-name="P6">3. … allows a Python to determine if a string is a keyword</text:p>
      <text:p text:style-name="P6"/>
      <text:p text:style-name="P6"><text:tab/>A</text:p>
      <text:p text:style-name="P6"/>
      <text:p text:style-name="P6">4. We can use the … way to get the list of keywords in Python</text:p>
      <text:p text:style-name="P6"/>
      <text:p text:style-name="P6"><text:tab/>B</text:p>
      <text:p text:style-name="P6"/>
      <text:p text:style-name="P6">5. What is the maximum possible length of an identifier</text:p>
      <text:p text:style-name="P6"><text:tab/></text:p>
      <text:p text:style-name="P6"><text:tab/>C</text:p>
      <text:p text:style-name="P6"/>
      <text:p text:style-name="P6">6. Which of the following is false for variable names in Python</text:p>
      <text:p text:style-name="P6"/>
      <text:p text:style-name="P6"><text:tab/>C</text:p>
      <text:p text:style-name="P6"/>
      <text:p text:style-name="P6">7. Which of the following is not a valid variables name in Python</text:p>
      <text:p text:style-name="P6"/>
      <text:p text:style-name="P6"><text:tab/>B</text:p>
      <text:p text:style-name="P6"/>
      <text:p text:style-name="P6"><text:soft-page-break/>8. Which of the following is not a keywor</text:p>
      <text:p text:style-name="P6"/>
      <text:p text:style-name="P6"><text:tab/>A</text:p>
      <text:p text:style-name="P6"/>
      <text:p text:style-name="P6">9. All keywords in Python are in</text:p>
      <text:p text:style-name="P6"/>
      <text:p text:style-name="P6"><text:tab/>A</text:p>
      <text:p text:style-name="P6"/>
      <text:p text:style-name="P6">10. Create a variable named carname and assign the value Volo to it</text:p>
      <text:p text:style-name="P6"/>
      <text:p text:style-name="P6"><text:tab/><text:span text:style-name="T3">D</text:span></text:p>
      <text:p text:style-name="P6"/>
      <text:p text:style-name="P8">11. Create a variable named x and assign the value 50 to it</text:p>
      <text:p text:style-name="P8"/>
      <text:p text:style-name="P8"><text:tab/>B</text:p>
      <text:p text:style-name="P8"/>
      <text:p text:style-name="P8">12. What happens if the user enter 5a when executing the following code</text:p>
      <text:p text:style-name="P8"/>
      <text:p text:style-name="P8"><text:tab/>A</text:p>
      <text:p text:style-name="P8"/>
      <text:p text:style-name="P8">13. The corect syntax to assign vgalues to multiple variables in one line</text:p>
      <text:p text:style-name="P8"/>
      <text:p text:style-name="P8"><text:tab/>D</text:p>
      <text:p text:style-name="P8"/>
      <text:p text:style-name="P8">14. Insert the correct syntax to asign the same value to all three variables in one line of code</text:p>
      <text:p text:style-name="P8"/>
      <text:p text:style-name="P8"><text:tab/>B</text:p>
      <text:p text:style-name="P8"/>
      <text:p text:style-name="P8">15. Which of the following is used to read user input in Python</text:p>
      <text:p text:style-name="P8"/>
      <text:p text:style-name="P8"><text:tab/>A</text:p>
      <text:p text:style-name="P8"/>
      <text:p text:style-name="P8">16. What is the output of the following code</text:p>
      <text:p text:style-name="P8"/>
      <text:p text:style-name="P8"><text:tab/>B</text:p>
      <text:p text:style-name="P8"/>
      <text:p text:style-name="P8">17. The format functoin, when applied on a string returns</text:p>
      <text:p text:style-name="P8"/>
      <text:p text:style-name="P8"><text:tab/>D</text:p>
      <text:p text:style-name="P8"/>
      <text:p text:style-name="P8"><text:soft-page-break/>18. What is the output of ```print(“hello” + 1 + 2 <text:s/>+ 3)```</text:p>
      <text:p text:style-name="P8"/>
      <text:p text:style-name="P8"><text:tab/>C</text:p>
      <text:p text:style-name="P8"/>
      <text:p text:style-name="P8">19. What is the output of ``` print(“hello”, 1, 2, 3) ```</text:p>
      <text:p text:style-name="P8"/>
      <text:p text:style-name="P8"><text:tab/>A</text:p>
      <text:p text:style-name="P8"/>
      <text:p text:style-name="P8">20. What is the output when the following code is executedf</text:p>
      <text:p text:style-name="P8"/>
      <text:p text:style-name="P8"><text:tab/>A</text:p>
      <text:p text:style-name="P8"/>
      <text:p text:style-name="P8">21. What is the output when following statement is executed</text:p>
      <text:p text:style-name="P8"/>
      <text:p text:style-name="P8"><text:tab/>A</text:p>
      <text:p text:style-name="P8"/>
      <text:p text:style-name="P8">22. What is the output when following statement is executed</text:p>
      <text:p text:style-name="P8"/>
      <text:p text:style-name="P8"><text:tab/>D</text:p>
      <text:p text:style-name="P8"/>
      <text:p text:style-name="P8">23. Say s = “hello” what will be the return value of type(s)</text:p>
      <text:p text:style-name="P8"/>
      <text:p text:style-name="P8"><text:tab/>C</text:p>
      <text:p text:style-name="P8"/>
      <text:p text:style-name="P8">24. Immutable built-in datatypes of Python</text:p>
      <text:p text:style-name="P8"/>
      <text:p text:style-name="P8"><text:tab/>C</text:p>
      <text:p text:style-name="P8"/>
      <text:p text:style-name="P8">25. Mutable built-in datatypes of Python</text:p>
      <text:p text:style-name="P8"/>
      <text:p text:style-name="P8"><text:tab/>D</text:p>
      <text:p text:style-name="P8"/>
      <text:p text:style-name="P8">26. The …. functoin in Python converts a number to a string</text:p>
      <text:p text:style-name="P8"/>
      <text:p text:style-name="P8"><text:tab/>B</text:p>
      <text:p text:style-name="P8"/>
      <text:p text:style-name="P8">27. Which of the following is not a Python data type</text:p>
      <text:p text:style-name="P8"/>
      <text:p text:style-name="P8"><text:tab/>D</text:p>
      <text:p text:style-name="P8"/>
      <text:p text:style-name="P8">28. The following code example would print the data type of x, what would that be</text:p>
      <text:p text:style-name="P8"><text:soft-page-break/></text:p>
      <text:p text:style-name="P8"><text:tab/>C</text:p>
      <text:p text:style-name="P8"/>
      <text:p text:style-name="P8">29. The following code example would print the data type of x, what would it be</text:p>
      <text:p text:style-name="P8"/>
      <text:p text:style-name="P8"><text:tab/>C</text:p>
      <text:p text:style-name="P8"/>
      <text:p text:style-name="P9">30. <text:span text:style-name="T3">The following code example would print the data type of x, what would it be</text:span></text:p>
      <text:p text:style-name="P9"/>
      <text:p text:style-name="P9"><text:tab/>C</text:p>
      <text:p text:style-name="P9"/>
      <text:p text:style-name="P9">31. <text:span text:style-name="T3">The following code example would print the data type of x, what would it be</text:span></text:p>
      <text:p text:style-name="P9"/>
      <text:p text:style-name="P9"><text:tab/>C</text:p>
      <text:p text:style-name="P9"/>
      <text:p text:style-name="P9">32. Which of these is not a core data type</text:p>
      <text:p text:style-name="P9"/>
      <text:p text:style-name="P9"><text:tab/>D</text:p>
      <text:p text:style-name="P9"/>
      <text:p text:style-name="P9">33. The supported data types in Python</text:p>
      <text:p text:style-name="P9"/>
      <text:p text:style-name="P9"><text:tab/>D</text:p>
      <text:p text:style-name="P9"/>
      <text:p text:style-name="P9">34. Which of the following is a complex number</text:p>
      <text:p text:style-name="P9"/>
      <text:p text:style-name="P9"><text:tab/>A</text:p>
      <text:p text:style-name="P9"/>
      <text:p text:style-name="P9">35. Which of the following is not a complex number</text:p>
      <text:p text:style-name="P9"><text:tab/></text:p>
      <text:p text:style-name="P9"><text:tab/>C</text:p>
      <text:p text:style-name="P9"/>
      <text:p text:style-name="P9">36. Which of the following cannot be a variable</text:p>
      <text:p text:style-name="P9"/>
      <text:p text:style-name="P9"><text:tab/>B</text:p>
      <text:p text:style-name="P9"/>
      <text:p text:style-name="P9">37. Which of the following is an invalid statement</text:p>
      <text:p text:style-name="P9"/>
      <text:p text:style-name="P9"><text:tab/>B</text:p>
      <text:p text:style-name="P9"/>
      <text:p text:style-name="P9">38. Which of the following is a valid statement</text:p>
      <text:p text:style-name="P9"/>
      <text:p text:style-name="P9"><text:soft-page-break/><text:tab/>D</text:p>
      <text:p text:style-name="P9"/>
      <text:p text:style-name="P9">39. Which of the following is true for variable names in Python</text:p>
      <text:p text:style-name="P9"/>
      <text:p text:style-name="P9"><text:tab/>A</text:p>
      <text:p text:style-name="P9"/>
      <text:p text:style-name="P9">40. Which of the following is an invalid variable</text:p>
      <text:p text:style-name="P9"/>
      <text:p text:style-name="P9"><text:tab/>B</text:p>
      <text:p text:style-name="P9"/>
      <text:p text:style-name="P9">41. Which of the following is invalid</text:p>
      <text:p text:style-name="P9"/>
      <text:p text:style-name="P9"><text:tab/>D</text:p>
      <text:p text:style-name="P9"/>
      <text:p text:style-name="P9">42. Which of the following python statement is valid</text:p>
      <text:p text:style-name="P9"/>
      <text:p text:style-name="P9"><text:tab/>D</text:p>
      <text:p text:style-name="P9"/>
      <text:p text:style-name="P9">43. Which of the following is incorrect</text:p>
      <text:p text:style-name="P9"/>
      <text:p text:style-name="P9"><text:tab/>D</text:p>
      <text:p text:style-name="P9"/>
      <text:p text:style-name="P9">44. Select all options that print ``` hello-how-are-you ```</text:p>
      <text:p text:style-name="P9"/>
      <text:p text:style-name="P9"><text:tab/>C</text:p>
      <text:p text:style-name="P9"/>
      <text:p text:style-name="P9">45. What error occurs when you execute ``` apple = mango````</text:p>
      <text:p text:style-name="P9"/>
      <text:p text:style-name="P9"><text:tab/>B</text:p>
      <text:p text:style-name="P9"/>
      <text:p text:style-name="P9">46. Following set of commands are executed in shell, what will be the output</text:p>
      <text:p text:style-name="P9"/>
      <text:p text:style-name="P9"><text:tab/>A</text:p>
      <text:p text:style-name="P9"/>
      <text:p text:style-name="P9">47. insert the correct syntax to convert x into a floating point number</text:p>
      <text:p text:style-name="P9"/>
      <text:p text:style-name="P9"><text:tab/>A</text:p>
      <text:p text:style-name="P9"/>
      <text:p text:style-name="P9">48. Insert the correct syntax to convert x into an int</text:p>
      <text:p text:style-name="P9"/>
      <text:p text:style-name="P9"><text:tab/>A</text:p>
      <text:p text:style-name="P9"><text:soft-page-break/></text:p>
      <text:p text:style-name="P9">49. Insert the correct syntax to convert x into a complex number</text:p>
      <text:p text:style-name="P9"/>
      <text:p text:style-name="P9"><text:tab/>A</text:p>
      <text:p text:style-name="P9"/>
      <text:p text:style-name="P9">50. Use the len function to print the length of the string</text:p>
      <text:p text:style-name="P9"/>
      <text:p text:style-name="P9"><text:tab/>B</text:p>
      <text:p text:style-name="P9"/>
      <text:p text:style-name="P9">51. Gets the first character of the string txt</text:p>
      <text:p text:style-name="P9"/>
      <text:p text:style-name="P9"><text:tab/>A</text:p>
      <text:p text:style-name="P9"/>
      <text:p text:style-name="P9">52. Gets the character from index 2 to index 4</text:p>
      <text:p text:style-name="P9"/>
      <text:p text:style-name="P9"><text:tab/><text:span text:style-name="T4">C</text:span></text:p>
      <text:p text:style-name="P9"/>
      <text:p text:style-name="P10">53. Return the string without any whitespace</text:p>
      <text:p text:style-name="P10"/>
      <text:p text:style-name="P10"><text:tab/>A</text:p>
      <text:p text:style-name="P10"/>
      <text:p text:style-name="P10">54. Convert the value of txt to uppercase</text:p>
      <text:p text:style-name="P10"/>
      <text:p text:style-name="P10"><text:tab/>A</text:p>
      <text:p text:style-name="P10"/>
      <text:p text:style-name="P10">55. Convert the value of txt to lover case</text:p>
      <text:p text:style-name="P10"/>
      <text:p text:style-name="P10"><text:tab/>D</text:p>
      <text:p text:style-name="P10"/>
      <text:p text:style-name="P10">56. Replace the charcter H with J</text:p>
      <text:p text:style-name="P10"/>
      <text:p text:style-name="P10"><text:tab/>D</text:p>
      <text:p text:style-name="P10"/>
      <text:p text:style-name="P10">57. Insert the correct syntax to add a placeholder for the age param</text:p>
      <text:p text:style-name="P10"/>
      <text:p text:style-name="P10"><text:tab/>A</text:p>
      <text:p text:style-name="P10"/>
      <text:p text:style-name="P10">58. The statement below would print a Boolean value which one?</text:p>
      <text:p text:style-name="P10"/>
      <text:p text:style-name="P10"><text:tab/>C</text:p>
      <text:p text:style-name="P10"/>
      <text:p text:style-name="P10"><text:soft-page-break/>59. The statement below would print a boolean value, which one</text:p>
      <text:p text:style-name="P10"/>
      <text:p text:style-name="P10"><text:tab/>A</text:p>
      <text:p text:style-name="P10"/>
      <text:p text:style-name="P10">60. The statement below would print a boolean value, which one</text:p>
      <text:p text:style-name="P10"><text:tab/></text:p>
      <text:p text:style-name="P10"><text:tab/>C</text:p>
      <text:p text:style-name="P10"/>
      <text:p text:style-name="P10">61. The statement below would print a boolean value, which one</text:p>
      <text:p text:style-name="P10"/>
      <text:p text:style-name="P10"><text:tab/>A</text:p>
      <text:p text:style-name="P10"/>
      <text:p text:style-name="P10">62. What is the output of the following code</text:p>
      <text:p text:style-name="P10"/>
      <text:p text:style-name="P10"><text:tab/>D</text:p>
      <text:p text:style-name="P10"/>
      <text:p text:style-name="P10">63. What is the output of the following code</text:p>
      <text:p text:style-name="P10"/>
      <text:p text:style-name="P10"><text:tab/><text:span text:style-name="T5">B, although it’s wrong, but it’s the closest to be right, the right answer is 'qoR'</text:span></text:p>
      <text:p text:style-name="P10"/>
      <text:p text:style-name="P11">64. What is the outptu of the following code</text:p>
      <text:p text:style-name="P11"><text:tab/></text:p>
      <text:p text:style-name="P11"><text:tab/>D</text:p>
      <text:p text:style-name="P11"/>
      <text:p text:style-name="P11">65. In Python 3, what is the output of ```print(type(range(5)))``` what datat type does it return</text:p>
      <text:p text:style-name="P11"/>
      <text:p text:style-name="P11"><text:tab/>C</text:p>
      <text:p text:style-name="P11"/>
      <text:p text:style-name="P11">66. What Is the data type of ```print(type(0xFF))```</text:p>
      <text:p text:style-name="P11"><text:tab/></text:p>
      <text:p text:style-name="P11"><text:tab/>D</text:p>
      <text:p text:style-name="P11"/>
      <text:p text:style-name="P11">67. What arre the right ways to create literal</text:p>
      <text:p text:style-name="P11"/>
      <text:p text:style-name="P11"><text:tab/>D</text:p>
      <text:p text:style-name="P11"/>
      <text:p text:style-name="P11">68. What is the data type of ```print(type(10))```</text:p>
      <text:p text:style-name="P11"/>
      <text:p text:style-name="P11"><text:tab/>C</text:p>
      <text:p text:style-name="P11"/>
      <text:p text:style-name="P11"><text:soft-page-break/>69. Select all the valid string creation in Python</text:p>
      <text:p text:style-name="P11"/>
      <text:p text:style-name="P11"><text:tab/>A</text:p>
      <text:p text:style-name="P11"/>
      <text:p text:style-name="P11">70. In Python 3, which function are used to acept input from the user</text:p>
      <text:p text:style-name="P11"/>
      <text:p text:style-name="P11"><text:tab/>A</text:p>
      <text:p text:style-name="P11"/>
      <text:p text:style-name="P11">71. What is the output of the following ```print()``` function</text:p>
      <text:p text:style-name="P11"/>
      <text:p text:style-name="P11"><text:tab/>B</text:p>
      <text:p text:style-name="P11"/>
      <text:p text:style-name="P11">72. What is the output of the following ```print()``` function</text:p>
      <text:p text:style-name="P11"/>
      <text:p text:style-name="P11"><text:tab/>A</text:p>
      <text:p text:style-name="P11"/>
      <text:p text:style-name="P11">73. What is the output of ```print(“%x, %X” % (15, 15))```</text:p>
      <text:p text:style-name="P11"/>
      <text:p text:style-name="P11"><text:tab/>D</text:p>
      <text:p text:style-name="P11"/>
      <text:p text:style-name="P11">74. What is the output of the following code</text:p>
      <text:p text:style-name="P11"/>
      <text:p text:style-name="P11"><text:tab/><text:span text:style-name="T6">C</text:span></text:p>
      <text:p text:style-name="P11"/>
      <text:p text:style-name="P12">75. What is the output of the following ```print()``` function</text:p>
      <text:p text:style-name="P12"/>
      <text:p text:style-name="P12"><text:tab/>A</text:p>
      <text:p text:style-name="P12"/>
      <text:p text:style-name="P12">76. What is the outpu tof the following ```print()``` function</text:p>
      <text:p text:style-name="P12"/>
      <text:p text:style-name="P12"><text:tab/>B</text:p>
      <text:p text:style-name="P12"/>
      <text:p text:style-name="P12">77. What is the output of ```print(“[%c]” % 65)```</text:p>
      <text:p text:style-name="P12"><text:tab/></text:p>
      <text:p text:style-name="P12"><text:tab/>C</text:p>
      <text:p text:style-name="P12"/>
      <text:p text:style-name="P12">78. What will be displayed as an output on the screen</text:p>
      <text:p text:style-name="P12"/>
      <text:p text:style-name="P12"><text:tab/>A</text:p>
      <text:p text:style-name="P12"/>
      <text:p text:style-name="P12">79. Select which is right for Python integers</text:p>
      <text:p text:style-name="P12"><text:soft-page-break/></text:p>
      <text:p text:style-name="P12"><text:tab/>D</text:p>
      <text:p text:style-name="P12"/>
      <text:p text:style-name="P12">80. Code output prediction</text:p>
      <text:p text:style-name="P12"/>
      <text:p text:style-name="P12"><text:tab/>C</text:p>
      <text:p text:style-name="P12"/>
      <text:p text:style-name="P12">81. Code Output Prediction</text:p>
      <text:p text:style-name="P12"/>
      <text:p text:style-name="P12"><text:tab/>A</text:p>
      <text:p text:style-name="P12"/>
      <text:p text:style-name="P12">82. Code Output Prediction</text:p>
      <text:p text:style-name="P12"/>
      <text:p text:style-name="P12"><text:tab/>B</text:p>
      <text:p text:style-name="P12"/>
      <text:p text:style-name="P12">83. What will be the output of the following code</text:p>
      <text:p text:style-name="P12"/>
      <text:p text:style-name="P12"><text:tab/>B</text:p>
      <text:p text:style-name="P12"/>
      <text:p text:style-name="P12">84. Strings in Python can also start/end with</text:p>
      <text:p text:style-name="P12"/>
      <text:p text:style-name="P12"><text:tab/>C</text:p>
      <text:p text:style-name="P12"/>
      <text:p text:style-name="P12">85. Code Output Prediction</text:p>
      <text:p text:style-name="P12"/>
      <text:p text:style-name="P12"><text:tab/>A</text:p>
      <text:p text:style-name="P12"/>
      <text:p text:style-name="P12">86. Wha is the output of the following code</text:p>
      <text:p text:style-name="P12"/>
      <text:p text:style-name="P12"><text:tab/>C</text:p>
      <text:p text:style-name="P12"/>
      <text:p text:style-name="P12">87. What is the output of the following code</text:p>
      <text:p text:style-name="P12"/>
      <text:p text:style-name="P12"><text:tab/>A</text:p>
      <text:p text:style-name="P12"/>
      <text:p text:style-name="P12">88. Select the not correct float numbers</text:p>
      <text:p text:style-name="P12"/>
      <text:p text:style-name="P12"><text:tab/>C]</text:p>
      <text:p text:style-name="P12"/>
      <text:p text:style-name="P12">89. What is the type of the following variable ```x = -5j```</text:p>
      <text:p text:style-name="P12"><text:tab/></text:p>
      <text:p text:style-name="P12"><text:soft-page-break/><text:tab/>B</text:p>
      <text:p text:style-name="P12"/>
      <text:p text:style-name="P12"/>
      <text:p text:style-name="P13">Q3</text:p>
      <text:p text:style-name="P13">Which of the following is a reserved keywords in Python</text:p>
      <text:p text:style-name="P13"/>
      <text:p text:style-name="P12"/>
      <text:p text:style-name="P12">2, 4, 5, 6, 8</text:p>
      <text:p text:style-name="P12"/>
      <text:p text:style-name="P12"/>
      <text:p text:style-name="P13">Q4</text:p>
      <text:p text:style-name="P13">Which of the following are legal or illeagal identifiers and why?</text:p>
      <text:p text:style-name="P13"/>
      <text:p text:style-name="P12"/>
      <text:p text:style-name="P12">1 → Legal</text:p>
      <text:p text:style-name="P12"/>
      <text:p text:style-name="P12">2 → Legal</text:p>
      <text:p text:style-name="P12"/>
      <text:p text:style-name="P12">3 → Illegal, because of the # symbol</text:p>
      <text:p text:style-name="P12"/>
      <text:p text:style-name="P12">4 → Illegal, because of the hyphen (-) symbol</text:p>
      <text:p text:style-name="P12"/>
      <text:p text:style-name="P12">5 → Illegal, because of the @ symbol</text:p>
      <text:p text:style-name="P12"/>
      <text:p text:style-name="P12">6 → Legal</text:p>
      <text:p text:style-name="P12"/>
      <text:p text:style-name="P12">7 → Illegal, because it’s a reserved keyword</text:p>
      <text:p text:style-name="P12"/>
      <text:p text:style-name="P14">8 → Legal </text:p>
      <text:p text:style-name="P14"/>
      <text:p text:style-name="P14">9 → Illegal, because it’s a reserved keyword</text:p>
      <text:p text:style-name="P14"/>
      <text:p text:style-name="P14">10 → Legal </text:p>
      <text:p text:style-name="P14"/>
      <text:p text:style-name="P14">11 → Legal</text:p>
      <text:p text:style-name="P14"/>
      <text:p text:style-name="P14">12 → Illegal, because it started with a number</text:p>
      <text:p text:style-name="P14"/>
      <text:p text:style-name="P14"><text:soft-page-break/>13 → Illegal, because of the ‘ symbol</text:p>
      <text:p text:style-name="P14"/>
      <text:p text:style-name="P14">14 → Illegal, because of the space</text:p>
      <text:p text:style-name="P14"/>
      <text:p text:style-name="P14">15 → Illegal, because it started with a number</text:p>
      <text:p text:style-name="P14"/>
      <text:p text:style-name="P14">16 → Legal</text:p>
      <text:p text:style-name="P14"/>
      <text:p text:style-name="P14">17 → Illegal, because of the + symbol</text:p>
      <text:p text:style-name="P14"/>
      <text:p text:style-name="P14">18 → Legal</text:p>
      <text:p text:style-name="P14"/>
      <text:p text:style-name="P14">19 → Legal </text:p>
      <text:p text:style-name="P14"/>
      <text:p text:style-name="P14">20 → Illegal, because of the @ symbol</text:p>
      <text:p text:style-name="P14"/>
      <text:p text:style-name="P14">21 → Illegal, because of the space</text:p>
      <text:p text:style-name="P14"/>
      <text:p text:style-name="P14">22 → Legal</text:p>
      <text:p text:style-name="P14"/>
      <text:p text:style-name="P14">23 → Legal</text:p>
      <text:p text:style-name="P14"/>
      <text:p text:style-name="P14">24 → Legal </text:p>
      <text:p text:style-name="P14"/>
      <text:p text:style-name="P14">25 → Legal</text:p>
      <text:p text:style-name="P14"/>
      <text:p text:style-name="P14">26 → Legal </text:p>
      <text:p text:style-name="P14"/>
      <text:p text:style-name="P14">27 → Illegal, because of the space</text:p>
      <text:p text:style-name="P14"/>
      <text:p text:style-name="P14"/>
      <text:p text:style-name="P15">Q5</text:p>
      <text:p text:style-name="P15">What are the output of the folowing Python programs?</text:p>
      <text:p text:style-name="P15"/>
      <text:p text:style-name="P14"/>
      <text:p text:style-name="P14">1:</text:p>
      <text:p text:style-name="P14"><text:tab/><text:span text:style-name="T7">```</text:span></text:p>
      <text:p text:style-name="P16"><text:tab/>lucky</text:p>
      <text:p text:style-name="P16"><text:tab/>the day, month, year</text:p>
      <text:p text:style-name="P16"><text:tab/>the date is 7/7/2016</text:p>
      <text:p text:style-name="P16"><text:soft-page-break/><text:tab/>```</text:p>
      <text:p text:style-name="P16"/>
      <text:p text:style-name="P14">2:</text:p>
      <text:p text:style-name="P16"/>
      <text:p text:style-name="P16"><text:tab/>```</text:p>
      <text:p text:style-name="P16"><text:tab/>Eng:Ruqih Hussein Salman</text:p>
      <text:p text:style-name="P16"><text:tab/>My lucky number is 7, what is yours?</text:p>
      <text:p text:style-name="P16"><text:tab/>My lucky number is 7, what is yours?</text:p>
      <text:p text:style-name="P16"><text:tab/>E</text:p>
      <text:p text:style-name="P16"><text:tab/>Eng</text:p>
      <text:p text:style-name="P16"><text:tab/>```</text:p>
      <text:p text:style-name="P16"/>
      <text:p text:style-name="P14">3:</text:p>
      <text:p text:style-name="P16"><text:tab/></text:p>
      <text:p text:style-name="P16"><text:tab/>```</text:p>
      <text:p text:style-name="P16"><text:tab/>458.54</text:p>
      <text:p text:style-name="P16"><text:tab/>```</text:p>
      <text:p text:style-name="P16"/>
      <text:p text:style-name="P14">4:</text:p>
      <text:p text:style-name="P16"/>
      <text:p text:style-name="P16"><text:tab/>```</text:p>
      <text:p text:style-name="P16"><text:tab/><text:span text:style-name="T8">34.5</text:span></text:p>
      <text:p text:style-name="P16"><text:tab/><text:span text:style-name="T8">345</text:span></text:p>
      <text:p text:style-name="P16"><text:tab/><text:span text:style-name="T8">7</text:span></text:p>
      <text:p text:style-name="P16"><text:tab/><text:span text:style-name="T8">321</text:span></text:p>
      <text:p text:style-name="P16"><text:tab/><text:span text:style-name="T8">error</text:span></text:p>
      <text:p text:style-name="P16"><text:tab/><text:span text:style-name="T8">error</text:span></text:p>
      <text:p text:style-name="P16"><text:tab/><text:span text:style-name="T8">error</text:span></text:p>
      <text:p text:style-name="P16"><text:tab/>```</text:p>
      <text:p text:style-name="P14">5:</text:p>
      <text:p text:style-name="P16"/>
      <text:p text:style-name="P16"/>
      <text:p text:style-name="P16"><text:tab/>```</text:p>
      <text:p text:style-name="P16"><text:tab/><text:span text:style-name="T8">Hello World</text:span></text:p>
      <text:p text:style-name="P16"><text:tab/><text:span text:style-name="T8">Hello</text:span></text:p>
      <text:p text:style-name="P16"><text:tab/>```</text:p>
      <text:p text:style-name="P16"/>
      <text:p text:style-name="P16"/>
      <text:p text:style-name="P17">Q6</text:p>
      <text:p text:style-name="P17">Do these Programming Exercises with Python language to</text:p>
      <text:p text:style-name="P17"/>
      <text:p text:style-name="P18">1. Write a program to demonstrate different number data types in Python</text:p>
      <text:p text:style-name="P18"><text:soft-page-break/></text:p>
      <text:p text:style-name="P19"><text:tab/><text:span text:style-name="T9">```</text:span></text:p>
      <text:p text:style-name="P19"><text:tab/>int_num = 10</text:p>
      <text:p text:style-name="P19"><text:tab/>float_num = 10.5</text:p>
      <text:p text:style-name="P19"><text:tab/>complex_num = 2 + 3j</text:p>
      <text:p text:style-name="P19"><text:tab/>print("1. Number Data Types:")</text:p>
      <text:p text:style-name="P19"><text:tab/>print("Integer:", int_num)</text:p>
      <text:p text:style-name="P19"><text:tab/>print("Float:", float_num)</text:p>
      <text:p text:style-name="P19"><text:tab/>print("Complex:", complex_num)</text:p>
      <text:p text:style-name="P19"><text:tab/><text:span text:style-name="T9">```</text:span></text:p>
      <text:p text:style-name="P18"/>
      <text:p text:style-name="P18">2. Make a program that displays the name of your favorite Quran reader</text:p>
      <text:p text:style-name="P18"/>
      <text:p text:style-name="P19"><text:tab/><text:span text:style-name="T9">```</text:span></text:p>
      <text:p text:style-name="P19"><text:tab/>print("My favorite Quran reader is: Mishary Rashid <text:tab/>Alafasy")</text:p>
      <text:p text:style-name="P19"><text:tab/><text:span text:style-name="T9">```</text:span></text:p>
      <text:p text:style-name="P18"/>
      <text:p text:style-name="P18">3. Make a program that asks a phone number</text:p>
      <text:p text:style-name="P18"/>
      <text:p text:style-name="P19"><text:tab/><text:span text:style-name="T9">```</text:span></text:p>
      <text:p text:style-name="P19"><text:tab/>phone_number = input("Enter your phone number: ")</text:p>
      <text:p text:style-name="P19"><text:tab/>print("You entered:", phone_number)</text:p>
      <text:p text:style-name="P19"><text:tab/><text:span text:style-name="T9">```</text:span></text:p>
      <text:p text:style-name="P18">4. Display three string “Name”, “is”, “Ruqaih” as ```” “Name**Is**Ruqaih Salman”```</text:p>
      <text:p text:style-name="P18"/>
      <text:p text:style-name="P18"><text:tab/><text:span text:style-name="T10">```</text:span></text:p>
      <text:p text:style-name="P20"><text:tab/>name = "Ruqaih Salman"</text:p>
      <text:p text:style-name="P20"><text:tab/>print(f"Name**Is**{name}")</text:p>
      <text:p text:style-name="P20"><text:tab/>```</text:p>
      <text:p text:style-name="P18"/>
      <text:p text:style-name="P18"/>
      <text:p text:style-name="P18">5. Make a program that asks the user preferred programming language and then print them</text:p>
      <text:p text:style-name="P18"/>
      <text:p text:style-name="P18"><text:tab/><text:span text:style-name="T10">```</text:span></text:p>
      <text:p text:style-name="P20"><text:soft-page-break/><text:tab/>language = input("What's your preferred programming <text:tab/>language? ")</text:p>
      <text:p text:style-name="P20"><text:tab/>print(f"Awesome! You love {language}.")</text:p>
      <text:p text:style-name="P20"><text:tab/>```</text:p>
      <text:p text:style-name="P18"/>
      <text:p text:style-name="P18"/>
      <text:p text:style-name="P18">6. Make a program to print ASCII value of character</text:p>
      <text:p text:style-name="P18"/>
      <text:p text:style-name="P18"><text:tab/><text:span text:style-name="T10">```</text:span></text:p>
      <text:p text:style-name="P20"><text:tab/>char = input("Enter a character: ")</text:p>
      <text:p text:style-name="P20"><text:tab/>print(f"ASCII value of '{char}' is {ord(char)}")</text:p>
      <text:p text:style-name="P20"><text:tab/>```</text:p>
      <text:p text:style-name="P18"/>
      <text:p text:style-name="P18">7. Display float number with 2 decimal places using print(), given ```num = 458.541315``` execpted output ```458.54```</text:p>
      <text:p text:style-name="P18"/>
      <text:p text:style-name="P18"><text:tab/><text:span text:style-name="T10">```</text:span></text:p>
      <text:p text:style-name="P20"><text:tab/>num = 458.541315</text:p>
      <text:p text:style-name="P20"><text:tab/>print(f"{num:.2f}")</text:p>
      <text:p text:style-name="P20"><text:tab/>```</text:p>
      <text:p text:style-name="P18"/>
      <text:p text:style-name="P18">8. Write a program to take three names as input from a user in one single input() function call</text:p>
      <text:p text:style-name="P18"/>
      <text:p text:style-name="P18"><text:tab/><text:span text:style-name="T10">```</text:span></text:p>
      <text:p text:style-name="P20"><text:tab/>name1, name2, name3 = input("Enter three names separated by space: ").split()</text:p>
      <text:p text:style-name="P20"><text:tab/>print("Names:", name1, name2, name3)</text:p>
      <text:p text:style-name="P20"><text:tab/>```</text:p>
      <text:p text:style-name="P18"/>
      <text:p text:style-name="P18">9. Write a program to take n names as input from a user in the single input(), using list and map and .split(“/”)</text:p>
      <text:p text:style-name="P18"/>
      <text:p text:style-name="P18"><text:tab/><text:span text:style-name="T10">```</text:span></text:p>
      <text:p text:style-name="P20"><text:tab/>names = list(map(str, input("Enter names separated by '/': ").split('/')))</text:p>
      <text:p text:style-name="P20"><text:tab/>print("Names List:", names)</text:p>
      <text:p text:style-name="P20"><text:soft-page-break/><text:tab/>```</text:p>
      <text:p text:style-name="P18"/>
      <text:p text:style-name="P18">10. write a program to use</text:p>
      <text:p text:style-name="P18"/>
      <text:p text:style-name="P18"><text:tab/>string.format() method</text:p>
      <text:p text:style-name="P18"><text:tab/>f.literal</text:p>
      <text:p text:style-name="P18"><text:tab/>Concatenation string</text:p>
      <text:p text:style-name="P18"><text:tab/>using comma </text:p>
      <text:p text:style-name="P18"/>
      <text:p text:style-name="P18"/>
      <text:p text:style-name="P18"><text:tab/>given:</text:p>
      <text:p text:style-name="P18"><text:tab/></text:p>
      <text:p text:style-name="P18"><text:tab/>```</text:p>
      <text:p text:style-name="P18"><text:tab/>totalMoney = 1000</text:p>
      <text:p text:style-name="P18"><text:tab/>quantity = 3</text:p>
      <text:p text:style-name="P18"><text:tab/>price = 450</text:p>
      <text:p text:style-name="P18"><text:tab/>```</text:p>
      <text:p text:style-name="P18"/>
      <text:p text:style-name="P18"><text:tab/>expected output :</text:p>
      <text:p text:style-name="P18"/>
      <text:p text:style-name="P18"><text:tab/>```</text:p>
      <text:p text:style-name="P18"><text:tab/>I have 1000 dollars so I can buy 3 footbal for 450.00 dollars<text:tab/></text:p>
      <text:p text:style-name="P18"><text:tab/>```</text:p>
      <text:p text:style-name="P18"/>
      <text:p text:style-name="P18"/>
      <text:p text:style-name="P18"/>
      <text:p text:style-name="P18"><text:tab/><text:span text:style-name="T10">```</text:span></text:p>
      <text:p text:style-name="P20"><text:tab/>totalMoney = 1000</text:p>
      <text:p text:style-name="P20"><text:tab/>quantity = 3</text:p>
      <text:p text:style-name="P20"><text:tab/>price = 450</text:p>
      <text:p text:style-name="P20"/>
      <text:p text:style-name="P20"><text:tab/>print("Using format(): I have {} dollars so I can buy {} football for {:.2f} dollars".format(totalMoney, quantity, price))</text:p>
      <text:p text:style-name="P20"/>
      <text:p text:style-name="P20"><text:soft-page-break/><text:tab/>print(f"Using f-string: I have {totalMoney} dollars so I can buy {quantity} football for {price:.2f} dollars")</text:p>
      <text:p text:style-name="P20"/>
      <text:p text:style-name="P20"><text:tab/>print("Using concatenation: " + "I have " + str(totalMoney) + " dollars so I can buy " + str(quantity) + " football for " + str(price) + " dollars")</text:p>
      <text:p text:style-name="P20"/>
      <text:p text:style-name="P20"><text:tab/>print("Using commas:", "I have", totalMoney, "dollars so I can buy", quantity, "football for", price, "dollars")</text:p>
      <text:p text:style-name="P20"><text:tab/>```</text:p>
      <text:p text:style-name="P18"/>
      <text:p text:style-name="P18">11. Create a program that asks the user to enter their name and age then print out a message addresed to them that tells them that year they will turn 100 years old</text:p>
      <text:p text:style-name="P18"/>
      <text:p text:style-name="P18"><text:tab/><text:span text:style-name="T10">```</text:span></text:p>
      <text:p text:style-name="P20"><text:tab/>name = input("Enter your name: ")</text:p>
      <text:p text:style-name="P20"><text:tab/>age = int(input("Enter your age: "))</text:p>
      <text:p text:style-name="P20"><text:tab/>current_year = 2025</text:p>
      <text:p text:style-name="P20"><text:tab/>year_when_100 = current_year + (100 - age)</text:p>
      <text:p text:style-name="P20"><text:tab/>print(f"{name}, you will turn 100 years old in the year {year_when_100}.")</text:p>
      <text:p text:style-name="P20"><text:tab/>``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17:51:32.364126563</meta:creation-date>
    <dc:date>2025-04-19T06:14:15.868687065</dc:date>
    <meta:editing-duration>PT9M20S</meta:editing-duration>
    <meta:editing-cycles>1</meta:editing-cycles>
    <meta:document-statistic meta:table-count="0" meta:image-count="0" meta:object-count="0" meta:page-count="17" meta:paragraph-count="369" meta:word-count="1895" meta:character-count="9951" meta:non-whitespace-character-count="8190"/>
    <meta:generator>LibreOffice/25.2.1.2$Linux_X86_64 LibreOffice_project/520$Build-2</meta:generator>
  </office:meta>
</office:document-meta>
</file>